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Powderfinger Type" svg:font-family="'Powderfinger Type'" style:font-family-generic="modern" style:font-pitch="fixed"/>
    <style:font-face style:name="Arial Unicode MS" svg:font-family="'Arial Unicode MS'" style:font-pitch="variable"/>
    <style:font-face style:name="Babylon Industrial 2" svg:font-family="'Babylon Industrial 2'" style:font-pitch="variable"/>
    <style:font-face style:name="Tahoma" svg:font-family="Tahoma" style:font-pitch="variable"/>
    <style:font-face style:name="Traveling _Typewriter" svg:font-family="'Traveling _Typewriter'" style:font-pitch="variable"/>
    <style:font-face style:name="Traveling _Typewriter1"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Tableau1" style:family="table">
      <style:table-properties style:width="19.987cm" fo:margin-left="-1.499cm" fo:margin-right="-1.489cm" table:align="margins" style:writing-mode="lr-tb"/>
    </style:style>
    <style:style style:name="Tableau1.A" style:family="table-column">
      <style:table-column-properties style:column-width="19.987cm" style:rel-column-width="65535*"/>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Tableau2" style:family="table">
      <style:table-properties style:width="19.987cm" fo:margin-left="-1.499cm" fo:margin-right="-1.489cm" table:align="margins" style:writing-mode="lr-tb"/>
    </style:style>
    <style:style style:name="Tableau2.A" style:family="table-column">
      <style:table-column-properties style:column-width="19.987cm" style:rel-column-width="65535*"/>
    </style:style>
    <style:style style:name="Tableau2.1" style:family="table-row">
      <style:table-row-properties style:min-row-height="0.092cm" style:keep-together="true"/>
    </style:style>
    <style:style style:name="Tableau2.A1" style:family="table-cell">
      <style:table-cell-properties style:vertical-align="top" fo:padding-left="0.123cm" fo:padding-right="0.123cm" fo:padding-top="0cm" fo:padding-bottom="0cm" fo:border="0.018cm solid #008080" style:writing-mode="lr-tb"/>
    </style:style>
    <style:style style:name="P1" style:family="paragraph" style:parent-style-name="Standard">
      <style:paragraph-properties style:line-height-at-least="0.423cm" fo:orphans="0" fo:widows="0" fo:break-before="page"/>
      <style:text-properties style:font-name="Traveling _Typewriter" fo:font-size="10pt" fo:language="en" fo:country="GB" style:font-size-asian="10pt" style:font-name-complex="Courier New" style:font-size-complex="10pt"/>
    </style:style>
    <style:style style:name="P2" style:family="paragraph" style:parent-style-name="Standard">
      <style:paragraph-properties style:line-height-at-least="0.423cm" fo:orphans="0" fo:widows="0"/>
      <style:text-properties style:font-name="Traveling _Typewriter" fo:font-size="10pt" fo:language="en" fo:country="GB" style:font-size-asian="10pt" style:font-name-complex="Courier New" style:font-size-complex="10pt"/>
    </style:style>
    <style:style style:name="P3" style:family="paragraph" style:parent-style-name="Standard">
      <style:paragraph-properties style:line-height-at-least="0.423cm" fo:orphans="0" fo:widows="0"/>
      <style:text-properties style:font-name="Traveling _Typewriter" fo:font-size="10pt" fo:language="de" fo:country="DE" style:font-size-asian="10pt" style:font-name-complex="Courier New" style:font-size-complex="10pt"/>
    </style:style>
    <style:style style:name="P4" style:family="paragraph" style:parent-style-name="Standard">
      <style:paragraph-properties style:line-height-at-least="0.423cm" fo:orphans="0" fo:widows="0"/>
      <style:text-properties style:font-name="Traveling _Typewriter" fo:font-size="10pt" style:font-size-asian="10pt" style:font-size-complex="10pt"/>
    </style:style>
    <style:style style:name="P5" style:family="paragraph" style:parent-style-name="Standard">
      <style:paragraph-properties style:line-height-at-least="0.423cm" fo:orphans="0" fo:widows="0"/>
      <style:text-properties style:font-name="Babylon Industrial 2" fo:font-size="10pt" fo:language="en" fo:country="GB" style:font-size-asian="10pt" style:font-name-complex="Courier New" style:font-size-complex="10pt"/>
    </style:style>
    <style:style style:name="P6"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7" style:family="paragraph" style:parent-style-name="Standard">
      <style:paragraph-properties style:line-height-at-least="0.423cm" fo:orphans="0" fo:widows="0"/>
      <style:text-properties style:font-name="Powderfinger Type" fo:font-size="10pt" fo:language="en" fo:country="GB" style:font-size-asian="10pt" style:language-asian="none" style:country-asian="none" style:font-name-complex="Courier New" style:font-size-complex="10pt"/>
    </style:style>
    <style:style style:name="P8" style:family="paragraph">
      <style:paragraph-properties style:writing-mode="lr-tb"/>
    </style:style>
    <style:style style:name="P9" style:family="paragraph" style:parent-style-name="Heading_20_2">
      <style:paragraph-properties style:snap-to-layout-grid="false"/>
      <style:text-properties style:font-name="Microsoft Sans Serif" fo:font-size="10pt" style:font-size-asian="10pt" style:font-size-complex="10pt"/>
    </style:style>
    <style:style style:name="P10" style:family="paragraph" style:parent-style-name="Standard">
      <style:paragraph-properties style:line-height-at-least="0.423cm" fo:text-align="justify" style:justify-single-word="false" fo:orphans="0" fo:widows="0"/>
      <style:text-properties style:font-name="Microsoft Sans Serif" fo:font-size="10pt" style:font-size-asian="10pt" style:font-name-complex="Courier New" style:font-size-complex="10pt"/>
    </style:style>
    <style:style style:name="P11" style:family="paragraph" style:parent-style-name="Standard">
      <style:paragraph-properties fo:margin-left="1.002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2" style:family="paragraph" style:parent-style-name="Text_20_body" style:list-style-name="WW8Num1">
      <style:paragraph-properties fo:margin-left="1.002cm" fo:margin-right="1.002cm" fo:text-align="justify" style:justify-single-word="false" fo:text-indent="0cm" style:auto-text-indent="false"/>
      <style:text-properties style:font-name="Microsoft Sans Serif" fo:font-size="10pt" style:font-size-asian="10pt" style:font-size-complex="10pt"/>
    </style:style>
    <style:style style:name="P13" style:family="paragraph" style:parent-style-name="Text_20_body">
      <style:paragraph-properties fo:margin-left="0cm" fo:margin-right="1.002cm" fo:text-align="justify" style:justify-single-word="false" fo:text-indent="0cm" style:auto-text-indent="false"/>
      <style:text-properties style:font-name="Microsoft Sans Serif" fo:font-size="4pt" style:font-size-asian="4pt" style:font-size-complex="4pt"/>
    </style:style>
    <style:style style:name="P14" style:family="paragraph" style:parent-style-name="Text_20_body">
      <style:paragraph-properties fo:margin-left="1.002cm" fo:margin-right="1.002cm" fo:text-indent="0cm" style:auto-text-indent="false"/>
      <style:text-properties style:font-name="Microsoft Sans Serif" fo:font-size="10pt" style:font-size-asian="10pt" style:font-size-complex="10pt"/>
    </style:style>
    <style:style style:name="P15"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16"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1" fo:font-size="10pt" style:font-size-asian="10pt" style:font-name-complex="Courier New" style:font-size-complex="10pt"/>
    </style:style>
    <style:style style:name="P17" style:family="paragraph" style:parent-style-name="Standard">
      <style:paragraph-properties fo:margin-left="1.002cm" fo:margin-right="1.002cm" style:line-height-at-least="0.423cm" fo:orphans="0" fo:widows="0" fo:text-indent="0cm" style:auto-text-indent="false"/>
      <style:text-properties style:font-name="Traveling _Typewriter1" fo:font-size="10pt" style:font-size-asian="10pt" style:font-name-complex="Courier New" style:font-size-complex="10pt"/>
    </style:style>
    <style:style style:name="T1" style:family="text">
      <style:text-properties style:font-name-complex="Courier New"/>
    </style:style>
    <style:style style:name="T2" style:family="text">
      <style:text-properties fo:font-weight="bold" style:font-weight-asian="bold" style:font-name-complex="Courier New"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ived from <text:s/>: <text:s text:c="2"/>anonx.ywy . ub by anonx . com smtp <text:s/>id <text:s/>aa@</text:p>
      <text:p text:style-name="P2">(5 . 6§c/10a - ' . 4 <text:s/>for [ distrib@anonx.com ] ), 12 oct . <text:s/>2002 08 : 54 : 18 -0700</text:p>
      <text:p text:style-name="P2">message-id : {19950225@aa-@anonx.com |</text:p>
      <text:p text:style-name="P2">received from anonx.ywy. ub by anonx. ywy .ub (ibm vm smtp v2r2)</text:p>
      <text:p text:style-name="P2">withasmtp id @, 12 oct. 02 00: 00 09 CDT</text:p>
      <text:p text:style-name="P2">Received from anonx.ywy.ub [n je origin dx1&amp;anonx.com] by anonx.ywy.ub (imail v1.2a/1.8a) with</text:p>
      <text:p text:style-name="P2">smtp ida@, 12 oct. 2003 00.00.01 - 0500</text:p>
      <text:p text:style-name="P2">reply-to : dx1 -dx@anonx.com-</text:p>
      <text:p text:style-name="P3">sender : dx1 -dx1@anonx.com-</text:p>
      <text:p text:style-name="P2">from : dx1 -dx1@anonx.com -</text:p>
      <text:p text:style-name="P4"><text:span text:style-name="T1">Subject: </text:span><text:span text:style-name="T2">UNE NUIT A L’OPERA</text:span></text:p>
      <text:p text:style-name="P2">To : dx2 -dx2@anonx.com-</text:p>
      <text:p text:style-name="P2">x-uidl : ae ae ae ae ae ae ae ae ae ae</text:p>
      <text:p text:style-name="P5"/>
      <text:p text:style-name="P6"/>
      <text:p text:style-name="P6"/>
      <text:p text:style-name="P7"><draw:custom-shape text:anchor-type="char" draw:z-index="0" draw:style-name="gr1" draw:text-style-name="P8" svg:width="1.017cm" svg:height="0.763cm" svg:x="7.915cm" svg:y="0.29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
      <text:p text:style-name="P6"/>
      <table:table table:name="Tableau1" table:style-name="Tableau1">
        <table:table-column table:style-name="Tableau1.A"/>
        <table:table-row table:style-name="Tableau1.1">
          <table:table-cell table:style-name="Tableau1.A1" office:value-type="string">
            <text:p text:style-name="P9">DELTA GREEN - RIEN QUE POUR VOS YEUX</text:p>
          </table:table-cell>
        </table:table-row>
      </table:table>
      <text:p text:style-name="P10"/>
      <text:p text:style-name="P11">LES FAITS :</text:p>
      <text:p text:style-name="P11"/>
      <text:list text:style-name="WW8Num1">
        <text:list-item>
          <text:p text:style-name="P12">Le 05 Octobre dernier, une élève du lycée de Collinwood en Louisiane, se donne la mort dans des circonstances particulièrement atroces. La victime, Trudy Sanders, élève en dernière année, est âgée de 19 ans au moment des faits. A l’heure du repas, elle se rend sur le toit de l’établissement et se jette dans le vide, avant de terminer sa course sur une grille en contre-bas. Des centaines de témoins en train de déjeuner sur les pelouses assistent à la scène.</text:p>
        </text:list-item>
      </text:list>
      <text:p text:style-name="P13"/>
      <text:list text:style-name="WW8Num1">
        <text:list-item text:start-value="1">
          <text:p text:style-name="P12">L’affaire fait la une des journaux locaux, relayés par plusieurs chaînes de télévision régionales et nationales. Le gouverneur de Louisiane, Mr McCoy, déclare lors d’une conférence de presse «<text:span text:style-name="T3">qu’il est temps de regarder en face le malaise existentiel des adolescents américains</text:span>». La principale du lycée Collinwood, Mme Angela Lawndale, critiquée par les médias pour sa responsabilité dans ce drame, <text:span text:style-name="T4">assure </text:span><text:span text:style-name="T3">«aux parents d’élèves que toute la lumière sera faite sur ce drame </text:span>».</text:p>
        </text:list-item>
      </text:list>
      <text:p text:style-name="P13"/>
      <text:list text:style-name="WW8Num1">
        <text:list-item text:start-value="1">
          <text:p text:style-name="P12">L’enquête du shérif Jeffrey Cravens conclut, une semaine plus tard et selon toute vraisemblance, à un suicide. D’après le rapport du shérif (voir annexe 01) : la victime était seule sur le toit au moment des faits et des centaines de témoins l’ont vu sauter de sa propre initiative. Les examens toxicologiques pratiqués à l’autopsie n’ont rien révélé : Trudy était parfaitement lucide lorsqu’elle a accompli son geste. </text:p>
        </text:list-item>
      </text:list>
      <text:p text:style-name="P13"/>
      <text:list text:style-name="WW8Num1">
        <text:list-item text:start-value="1">
          <text:p text:style-name="P12">Pourtant, certains éléments d’enquête ne corroborent pas la thèse du suicide. Trudy ne manquait de rien, elle était bonne élève, aimée de ses camarades et ne souffrait d’aucun problème familiaux ou sentimentaux. L’autopsie n’a révélé aucune infection grave, ni de trouble sur un plan médical, qui pourraient expliquer son geste. Ses parents, fervents pratiquants, refusent de croire au suicide de leur fille, qui ne leur a même pas laissé une lettre d’adieu. </text:p>
        </text:list-item>
      </text:list>
      <text:p text:style-name="P13"/>
      <text:list text:style-name="WW8Num1">
        <text:list-item text:start-value="1">
          <text:p text:style-name="P12">Plus troublant : la porte donnant accès au toit était fermée à clef au moment des faits. Le gardien, Mr Irving, certifie que la clef n’a pas quitté son trousseau ; pourtant la porte était bien ouverte, sans qu’aucune explication plausible n’ait pu être donnée. Suite à l’enquête, Mr Irving a été licencié pour faute grave. </text:p>
        </text:list-item>
      </text:list>
      <text:p text:style-name="P13"/>
      <text:p text:style-name="P13"/>
      <text:list text:style-name="WW8Num1">
        <text:list-item text:start-value="1">
          <text:p text:style-name="P12">Au regard des éléments d’enquête sus-cités, et suite aux incessantes demandes du père de Trudy, il a été décidé de ré-ouvrir l’enquête et de la confier au FBI, afin d’étudier l’implication d’un tiers et les possibilités d’un complot anti-gouvernemental, visant à saper le moral de la jeunesse américaine (via notamment la contre-culture adolescente). <text:s/>Certains recoupements avec d’autres dossiers en cours nous font redouter une origine surnaturelle du problème. </text:p>
        </text:list-item>
      </text:list>
      <text:p text:style-name="P13"/>
      <text:list text:style-name="WW8Num1">
        <text:list-item text:start-value="1">
          <text:p text:style-name="P12">Par ailleurs, le gouverneur McCoy a fait du mal-être adolescent son nouveau cheval de campagne, stigmatisant le cas "Trudy Sanders". Son père, Adam Sanders, vice-président de la PETROL OIL INDUSTRIES INC, est également l’un des principaux financiers de la campagne du gouverneur Mc Coy. Un calme relatif des médias nous permet d’intervenir, mais il est primordial de le faire avec la plus grande prudence.</text:p>
        </text:list-item>
      </text:list>
      <text:p text:style-name="P14"/>
      <text:p text:style-name="P14"/>
      <text:p text:style-name="P14">Bonjour chez vous.</text:p>
      <text:p text:style-name="P15"><text:tab/><text:tab/><text:tab/>A.<text:tab/></text:p>
      <text:p text:style-name="P16"/>
      <text:p text:style-name="P16"/>
      <text:p text:style-name="P16"/>
      <text:p text:style-name="P15"/>
      <table:table table:name="Tableau2" table:style-name="Tableau2">
        <table:table-column table:style-name="Tableau2.A"/>
        <table:table-row table:style-name="Tableau2.1">
          <table:table-cell table:style-name="Tableau2.A1" office:value-type="string">
            <text:p text:style-name="P9">DELTA GREEN - RIEN QUE POUR VOS YEUX</text:p>
          </table:table-cell>
        </table:table-row>
      </table:table>
      <text:p text:style-name="Standard"/>
      <text:p text:style-name="Standard"/>
      <text:p text:style-name="Standard"/>
      <text:p text:style-name="Standard"/>
      <text:p text:style-name="P17">transmis 1323 est 2447/10/03 : : codage pgp enclenché.</text:p>
      <text:p text:style-name="P17">[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Powderfinger Type" svg:font-family="'Powderfinger Type'" style:font-family-generic="modern" style:font-pitch="fixed"/>
    <style:font-face style:name="Arial Unicode MS" svg:font-family="'Arial Unicode MS'" style:font-pitch="variable"/>
    <style:font-face style:name="Babylon Industrial 2" svg:font-family="'Babylon Industrial 2'" style:font-pitch="variable"/>
    <style:font-face style:name="Tahoma" svg:font-family="Tahoma" style:font-pitch="variable"/>
    <style:font-face style:name="Traveling _Typewriter" svg:font-family="'Traveling _Typewriter'" style:font-pitch="variable"/>
    <style:font-face style:name="Traveling _Typewriter1"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style:font-name="Courier New1"/>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style:font-name="Courier New1"/>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style:font-name="Courier New1"/>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18T11:12:57</meta:creation-date>
    <dc:creator>Nicolas Gorréguès</dc:creator>
    <dc:date>2008-06-01T22:02:38</dc:date>
    <dc:language>fr-FR</dc:language>
    <meta:editing-cycles>11</meta:editing-cycles>
    <meta:editing-duration>PT34M17S</meta:editing-duration>
    <meta:user-defined meta:name="Info 1"/>
    <meta:user-defined meta:name="Info 2"/>
    <meta:user-defined meta:name="Info 3"/>
    <meta:user-defined meta:name="Info 4"/>
    <meta:document-statistic meta:table-count="2" meta:image-count="0" meta:object-count="0" meta:page-count="2" meta:paragraph-count="27" meta:word-count="620" meta:character-count="3764"/>
  </office:meta>
</office:document-meta>
</file>